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5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ign</text:p>
      <text:p text:style-name="P3"/>
      <text:p text:style-name="P3">The Engineering Design Process</text:p>
      <text:p text:style-name="P1"/>
      <text:p text:style-name="P1"><text:span text:style-name="T1">problem/symptom/need</text:span><text:tab/><text:tab/>presented by the customer</text:p>
      <text:p text:style-name="P1">v</text:p>
      <text:p text:style-name="P1"><text:span text:style-name="T1">problem definition</text:span><text:tab/><text:tab/><text:tab/>requirements (functional, non-functional)</text:p>
      <text:p text:style-name="P1">v </text:p>
      <text:p text:style-name="P1"><text:span text:style-name="T1">synthesize multiple solutions</text:span><text:tab/><text:tab/>bringing parts together, no invention</text:p>
      <text:p text:style-name="P1">v ^</text:p>
      <text:p text:style-name="P1"><text:span text:style-name="T1">analyze</text:span><text:tab/><text:tab/><text:tab/><text:tab/>measurement and comparison using quantitative data where</text:p>
      <text:p text:style-name="P1">v<text:tab/><text:tab/><text:tab/><text:tab/><text:tab/>possible</text:p>
      <text:p text:style-name="P1"><text:span text:style-name="T1">decision</text:span><text:tab/><text:tab/><text:tab/><text:tab/>choose an alternative</text:p>
      <text:p text:style-name="P1">v</text:p>
      <text:p text:style-name="P4">solution</text:p>
      <text:p text:style-name="P1"/>
      <text:p text:style-name="P1"/>
      <text:p text:style-name="P1">The Software Lifecycle</text:p>
      <text:list xml:id="list1956211235" text:style-name="L5">
        <text:list-item>
          <text:p text:style-name="P2">a specific process applicable to SE</text:p>
        </text:list-item>
        <text:list-item>
          <text:p text:style-name="P2">the phases of software development are separated</text:p>
        </text:list-item>
        <text:list-item>
          <text:p text:style-name="P2">each phase results in a product that becomes the refernece for the next phase</text:p>
        </text:list-item>
        <text:list-item>
          <text:p text:style-name="P2">it is methodical and helps maintain intellectual control</text:p>
        </text:list-item>
        <text:list-item>
          <text:p text:style-name="P2">previous phases are only revisited if forced by a critical error</text:p>
        </text:list-item>
      </text:list>
      <text:p text:style-name="P1"/>
      <text:p text:style-name="P1">requirements =&gt; specification =&gt; design =&gt; coding =&gt; testing =&gt; releas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Phase</text:p>
          </table:table-cell>
          <table:table-cell table:style-name="Table1.A1" office:value-type="string">
            <text:p text:style-name="Table_20_Contents">Action</text:p>
          </table:table-cell>
          <table:table-cell table:style-name="Table1.C1" office:value-type="string">
            <text:p text:style-name="Table_20_Contents">Product</text:p>
          </table:table-cell>
        </table:table-row>
        <table:table-row>
          <table:table-cell table:style-name="Table1.A2" office:value-type="string">
            <text:p text:style-name="Table_20_Contents">Requirements</text:p>
          </table:table-cell>
          <table:table-cell table:style-name="Table1.A2" office:value-type="string">
            <text:p text:style-name="Table_20_Contents">Solicited from the end-user</text:p>
          </table:table-cell>
          <table:table-cell table:style-name="Table1.C2" office:value-type="string">
            <text:p text:style-name="Table_20_Contents">Readable by end-user – forms basis of the contract</text:p>
          </table:table-cell>
        </table:table-row>
        <table:table-row>
          <table:table-cell table:style-name="Table1.A2" office:value-type="string">
            <text:p text:style-name="Table_20_Contents">Specification</text:p>
          </table:table-cell>
          <table:table-cell table:style-name="Table1.A2" office:value-type="string">
            <text:p text:style-name="Table_20_Contents">Describe what to do</text:p>
          </table:table-cell>
          <table:table-cell table:style-name="Table1.C2" office:value-type="string">
            <text:p text:style-name="Table_20_Contents">Readible by the developer – high-level architecture</text:p>
          </table:table-cell>
        </table:table-row>
        <table:table-row>
          <table:table-cell table:style-name="Table1.A2" office:value-type="string">
            <text:p text:style-name="Table_20_Contents">Design</text:p>
          </table:table-cell>
          <table:table-cell table:style-name="Table1.A2" office:value-type="string">
            <text:p text:style-name="Table_20_Contents">Describes how to do it</text:p>
          </table:table-cell>
          <table:table-cell table:style-name="Table1.C2" office:value-type="string">
            <text:p text:style-name="Table_20_Contents">Components with interfaces and functionality</text:p>
          </table:table-cell>
        </table:table-row>
        <table:table-row>
          <table:table-cell table:style-name="Table1.A2" office:value-type="string">
            <text:p text:style-name="Table_20_Contents">Coding</text:p>
          </table:table-cell>
          <table:table-cell table:style-name="Table1.A2" office:value-type="string">
            <text:p text:style-name="Table_20_Contents">Impliment the design</text:p>
          </table:table-cell>
          <table:table-cell table:style-name="Table1.C2" office:value-type="string">
            <text:p text:style-name="Table_20_Contents">Compiled code</text:p>
          </table:table-cell>
        </table:table-row>
        <table:table-row>
          <table:table-cell table:style-name="Table1.A2" office:value-type="string">
            <text:p text:style-name="Table_20_Contents">Testing</text:p>
          </table:table-cell>
          <table:table-cell table:style-name="Table1.A2" office:value-type="string">
            <text:p text:style-name="Table_20_Contents">Unit and integration testing</text:p>
          </table:table-cell>
          <table:table-cell table:style-name="Table1.C2" office:value-type="string">
            <text:p text:style-name="Table_20_Contents">Test repor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0-26T12:09:46</dc:date>
    <dc:creator>Sandy Maguire</dc:creator>
    <meta:editing-duration>PT03H09M24S</meta:editing-duration>
    <meta:editing-cycles>77</meta:editing-cycles>
    <meta:document-statistic meta:table-count="1" meta:image-count="0" meta:object-count="0" meta:page-count="1" meta:paragraph-count="38" meta:word-count="161" meta:character-count="1067"/>
  </office:meta>
</office:document-meta>
</file>